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fo:language="ru" fo:country="RU" officeooo:rsid="00107cb4" officeooo:paragraph-rsid="001544de" style:font-size-asian="11pt" style:font-size-complex="11pt"/>
    </style:style>
    <style:style style:name="P2" style:family="paragraph" style:parent-style-name="Standard">
      <style:text-properties style:font-name="Liberation Serif" fo:font-size="11pt" officeooo:rsid="001544de" officeooo:paragraph-rsid="001544de" style:font-size-asian="11pt" style:font-size-complex="11pt"/>
    </style:style>
    <style:style style:name="P3" style:family="paragraph" style:parent-style-name="List_20_Paragraph">
      <style:text-properties fo:color="#000000" style:font-name="Ubuntu" officeooo:paragraph-rsid="001634df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1pt" fo:language="ru" fo:country="RU" officeooo:rsid="001634df" officeooo:paragraph-rsid="001634df" style:font-size-asian="11pt" style:font-size-complex="11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1pt" fo:language="ru" fo:country="RU" officeooo:rsid="001634df" officeooo:paragraph-rsid="001634df" style:font-size-asian="11pt" style:font-size-complex="11pt"/>
    </style:style>
    <style:style style:name="T1" style:family="text">
      <style:text-properties officeooo:rsid="001544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44de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officeooo:rsid="002c02b4"/>
    </style:style>
    <style:style style:name="T6" style:family="text">
      <style:text-properties officeooo:rsid="0022ccd2"/>
    </style:style>
    <style:style style:name="T7" style:family="text">
      <style:text-properties officeooo:rsid="0023eaca"/>
    </style:style>
    <style:style style:name="T8" style:family="text">
      <style:text-properties fo:color="#000000"/>
    </style:style>
    <style:style style:name="T9" style:family="text">
      <style:text-properties fo:color="#000000" style:font-name="Ubuntu"/>
    </style:style>
    <style:style style:name="T10" style:family="text">
      <style:text-properties fo:color="#000000" style:font-name="Ubuntu" officeooo:rsid="002c02b4"/>
    </style:style>
    <style:style style:name="T11" style:family="text">
      <style:text-properties fo:color="#000000" officeooo:rsid="002c02b4"/>
    </style:style>
    <style:style style:name="T12" style:family="text">
      <style:text-properties fo:color="#0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Дисперсия</text:span> — зависимость показателя преломления света от частоты колебаний (или длины волны).</text:p>
      <text:p text:style-name="P2"><text:span text:style-name="T2">Монохроматические волны</text:span> — гармонические световые волны.</text:p>
      <text:p text:style-name="P2"><text:span text:style-name="T2">Световая волна</text:span> — электромагнитная волна.</text:p>
      <text:p text:style-name="P2"><text:span text:style-name="T2">Когерентные волны</text:span> — волны с одинаковой частотой и постоянной разностью фаз, распространяющиеся в одной плоскости.</text:p>
      <text:p text:style-name="P1"><text:span text:style-name="T2">Интерференция</text:span> — перераспределение интенсивности света в результате наложения нескольких световых волн. </text:p>
      <text:p text:style-name="P5"><text:span text:style-name="T12">Дифракция</text:span><text:span text:style-name="T8"> — отклонение от прямолинейного распространения волн, огибание волнами препятствий.</text:span></text:p>
      <text:p text:style-name="P5"><text:span text:style-name="T3">Дифракция Френеля</text:span><text:span text:style-name="T1"> — дифракция сферических волн.</text:span></text:p>
      <text:p text:style-name="P5"><text:span text:style-name="T3">Волновой параметр</text:span><text:span text:style-name="T1"> — отношение радиуса центральной зоны к линейному размеру препятствия.</text:span></text:p>
      <text:p text:style-name="P5"><text:span text:style-name="T3">Дифракция Фраунгофера</text:span><text:span text:style-name="T1"> — дифракция плоских волн.</text:span></text:p>
      <text:p text:style-name="P5"><text:span text:style-name="T2">Апертура объектива</text:span> — половина угла, под которым виден объектив из центра рассматриваемого предмета.</text:p>
      <text:p text:style-name="P5"><text:span text:style-name="T2">Принцип Гюгенса-Френеля</text:span> — <text:span text:style-name="T8"><text:s/></text:span><text:span text:style-name="T11">к</text:span><text:span text:style-name="T8">аждый элемент волнового фронта можно рассматривать как центр вторичн</text:span><text:span text:style-name="T11">ых</text:span><text:span text:style-name="T8"> волны, а результирующее поле в каждой точке пространства будет определяться интерференцией этих волн. </text:span></text:p>
      <text:p text:style-name="P4"><text:span text:style-name="T2">Волновые поверхности</text:span> — поверхности равной фазы.</text:p>
      <text:p text:style-name="P4"><text:span text:style-name="T2">Фронт волны</text:span> — совокупность точек среды, до которых дошли колебания к данному моменту времени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7cm" fo:margin-bottom="2.007cm" fo:margin-left="0.94cm" fo:margin-right="0.96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25:03.797577575</meta:creation-date>
    <dc:date>2019-02-14T18:51:45.976912557</dc:date>
    <meta:editing-duration>PT11M24S</meta:editing-duration>
    <meta:editing-cycles>1</meta:editing-cycles>
    <meta:document-statistic meta:table-count="0" meta:image-count="0" meta:object-count="0" meta:page-count="1" meta:paragraph-count="13" meta:word-count="127" meta:character-count="1116" meta:non-whitespace-character-count="986"/>
    <meta:generator>LibreOffice/6.0.7.3$Linux_X86_64 LibreOffice_project/00m0$Build-3</meta:generator>
  </office:meta>
</office:document-meta>
</file>